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999cm" style:rel-column-width="18625*"/>
    </style:style>
    <style:style style:name="Table1.B" style:family="table-column">
      <style:table-column-properties style:column-width="6.724cm" style:rel-column-width="25051*"/>
    </style:style>
    <style:style style:name="Table1.C" style:family="table-column">
      <style:table-column-properties style:column-width="5.867cm" style:rel-column-width="2185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032ecb" officeooo:paragraph-rsid="00032ec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b0eb" officeooo:paragraph-rsid="0003b0eb" style:font-weight-asian="normal" style:font-weight-complex="normal"/>
    </style:style>
    <style:style style:name="P3" style:family="paragraph" style:parent-style-name="Standard">
      <style:text-properties style:text-underline-style="none" fo:font-weight="bold" officeooo:rsid="0003b0eb" officeooo:paragraph-rsid="0003b0eb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3b0eb" officeooo:paragraph-rsid="0005a734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4a06a" officeooo:paragraph-rsid="0004a06a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4a06a" officeooo:paragraph-rsid="0005a734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5a734" officeooo:paragraph-rsid="0005a734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5b175" officeooo:paragraph-rsid="0005b175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7628d" officeooo:paragraph-rsid="0007628d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08cd14" officeooo:paragraph-rsid="0008cd1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4a06a" officeooo:paragraph-rsid="0004a06a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07628d" officeooo:paragraph-rsid="0007628d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c83ab" officeooo:paragraph-rsid="000c83ab" style:font-weight-asian="bold" style:font-weight-complex="bold"/>
    </style:style>
    <style:style style:name="P14" style:family="paragraph" style:parent-style-name="Table_20_Contents" style:list-style-name="L1"/>
    <style:style style:name="P15" style:family="paragraph" style:parent-style-name="Table_20_Contents" style:list-style-name="L1">
      <style:text-properties officeooo:paragraph-rsid="0005b175"/>
    </style:style>
    <style:style style:name="P16" style:family="paragraph" style:parent-style-name="Table_20_Contents" style:list-style-name="L1">
      <style:text-properties officeooo:rsid="0004a06a" officeooo:paragraph-rsid="0004a0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5a734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officeooo:rsid="0004a06a"/>
    </style:style>
    <style:style style:name="T6" style:family="text">
      <style:text-properties officeooo:rsid="0005a73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ke Map Git Project</text:p>
      <text:p text:style-name="P1"/>
      <text:p text:style-name="P2"><text:span text:style-name="T1">Product: </text:span>A map of the City of Hamilton showing bike lanes across each of the city’s 15 wards. Below the map will be various statistics for each ward in chart format</text:p>
      <text:p text:style-name="P2"/>
      <text:p text:style-name="P8">Intent:<text:span text:style-name="T2"> To observe access to bikelanes across each ward, with a specific focus on neighbourhoods with higher poverty rates. </text:span><text:span text:style-name="T4">(Car dependency, cost of car ownership, safety, higher rate of bike use etc)</text:span></text:p>
      <text:p text:style-name="P2"/>
      <text:p text:style-name="P3">Languages Used: <text:span text:style-name="T2">React, </text:span><text:span text:style-name="T3">HTML, </text:span><text:span text:style-name="T2">CSS, JS</text:span></text:p>
      <text:p text:style-name="P3"><text:span text:style-name="T2"/></text:p>
      <text:p text:style-name="P7">Packages Used: <text:span text:style-name="T2">MapLibre?, Leaflet??</text:span></text:p>
      <text:p text:style-name="P3"><text:span text:style-name="T2"/></text:p>
      <text:p text:style-name="P3">Sources: <text:span text:style-name="T2">Open</text:span><text:span text:style-name="T3">Free</text:span><text:span text:style-name="T2">Map, Open Hamilton ‘Bikeways’, Open Hamilton ‘Ward Boundaries’</text:span></text:p>
      <text:p text:style-name="P3"><text:span text:style-name="T2"/></text:p>
      <text:p text:style-name="P5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Input</text:p>
          </table:table-cell>
          <table:table-cell table:style-name="Table1.A1" office:value-type="string">
            <text:p text:style-name="P11">Process</text:p>
          </table:table-cell>
          <table:table-cell table:style-name="Table1.C1" office:value-type="string">
            <text:p text:style-name="P11">Output</text:p>
          </table:table-cell>
        </table:table-row>
        <table:table-row>
          <table:table-cell table:style-name="Table1.A2" office:value-type="string">
            <text:list text:style-name="L1">
              <text:list-item>
                <text:p text:style-name="P16">Open<text:span text:style-name="T6">Free</text:span>Map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16">Use API to have map focused on City of Hamilton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16">Display base centered on City of Hamilton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4">‘<text:span text:style-name="T5">Ward Boundaries’ GEOJSON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16">Parse data</text:p>
              </text:list-item>
              <text:list-item>
                <text:p text:style-name="P16">Overlay ward boundaries onto OpenStreet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16">Display ward boundaries by colour on the Open<text:span text:style-name="T6">Free</text:span>Map (clickable?)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5">‘<text:span text:style-name="T5">Bikeways’ GEOJSON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16">Parse data</text:p>
              </text:list-item>
              <text:list-item>
                <text:p text:style-name="P16">Overlay bike lanes onto City of Hamilton map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16">Bike lanes overlayed on the City of Hamilton Map, with colour code and legend</text:p>
              </text:list-item>
            </text:list>
          </table:table-cell>
        </table:table-row>
        <table:table-row>
          <table:table-cell table:style-name="Table1.A2" office:value-type="string">
            <text:list text:continue-numbering="true" text:style-name="L1">
              <text:list-item>
                <text:p text:style-name="P14">‘<text:span text:style-name="T5">Bikeways’ CSV File</text:span></text:p>
              </text:list-item>
            </text:list>
          </table:table-cell>
          <table:table-cell table:style-name="Table1.A2" office:value-type="string">
            <text:list text:continue-numbering="true" text:style-name="L1">
              <text:list-item>
                <text:p text:style-name="P16">Take Data from CSV file and perform data analysis</text:p>
              </text:list-item>
              <text:list-item>
                <text:p text:style-name="P16">Place data in Chart on website</text:p>
              </text:list-item>
            </text:list>
          </table:table-cell>
          <table:table-cell table:style-name="Table1.C2" office:value-type="string">
            <text:list text:continue-numbering="true" text:style-name="L1">
              <text:list-item>
                <text:p text:style-name="P16">Chart displaying bike lane data according to each ward</text:p>
              </text:list-item>
            </text:list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/></text:p>
      <text:p text:style-name="P6">Potential Additions: <text:span text:style-name="T2">have neighbourhood map instead of ward?? (or highlight neighbourhoods on Neighbourhood Development website??), Identify school zones?</text:span></text:p>
      <text:p text:style-name="P6"><text:span text:style-name="T2"/></text:p>
      <text:p text:style-name="P9">Disclaimers: <text:span text:style-name="T2">bike lanes are only up to date as of 2023. This is the most recent data set from the City of Hamilton’s website.</text:span></text:p>
      <text:p text:style-name="P9"><text:span text:style-name="T2"/></text:p>
      <text:p text:style-name="P9">Bike Lane Ranking Methodology:<text:span text:style-name="T2"> Bike Lanes were categorized by the following...</text:span></text:p>
      <text:p text:style-name="P9"><text:span text:style-name="T2"/></text:p>
      <text:p text:style-name="P13"><text:span text:style-name="T2">(need to figure out how to merge those columns)</text:span></text:p>
      <text:p text:style-name="P9"><text:span text:style-name="T2"/></text:p>
      <text:p text:style-name="P10"><text:span text:style-name="T2"/></text:p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12:11:17.391804573</meta:creation-date>
    <dc:date>2025-09-12T13:26:02.016373454</dc:date>
    <meta:editing-duration>PT34M23S</meta:editing-duration>
    <meta:editing-cycles>9</meta:editing-cycles>
    <meta:generator>LibreOffice/24.2.7.2$Linux_X86_64 LibreOffice_project/420$Build-2</meta:generator>
    <meta:document-statistic meta:table-count="1" meta:image-count="0" meta:object-count="0" meta:page-count="1" meta:paragraph-count="28" meta:word-count="258" meta:character-count="1523" meta:non-whitespace-character-count="1308"/>
  </office:meta>
</office:document-meta>
</file>